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T1" style:family="text">
      <style:text-properties fo:color="#569cd6"/>
    </style:style>
    <style:style style:name="T2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[deny(unsafe_code)]</text:p>
      <text:p text:style-name="P1">#![no_main]</text:p>
      <text:p text:style-name="P1">#![no_std]</text:p>
      <text:p text:style-name="P2"/>
      <text:p text:style-name="P1"><text:span text:style-name="T1">use</text:span> aux5::{entry, prelude::*, Delay, Leds};</text:p>
      <text:p text:style-name="P2"/>
      <text:p text:style-name="P1">#[entry]</text:p>
      <text:p text:style-name="P1"><text:span text:style-name="T1">fn</text:span> main() -&gt; ! {</text:p>
      <text:p text:style-name="P1"><text:span text:style-name="T1">let</text:span> (<text:span text:style-name="T1">mut</text:span> delay, <text:span text:style-name="T1">mut</text:span> leds): (Delay, Leds) = aux5::init();</text:p>
      <text:p text:style-name="P2"/>
      <text:p text:style-name="P1"><text:span text:style-name="T1">let</text:span> half_period = <text:span text:style-name="T2">100_u16</text:span>;</text:p>
      <text:p text:style-name="P2"/>
      <text:p text:style-name="P1"><text:span text:style-name="T1">loop</text:span> {</text:p>
      <text:p text:style-name="P1">leds[<text:span text:style-name="T2">0</text:span>].on();</text:p>
      <text:p text:style-name="P1">delay.delay_ms(half_period);</text:p>
      <text:p text:style-name="P1">leds[<text:span text:style-name="T2">0</text:span>].off();</text:p>
      <text:p text:style-name="P1">delay.delay_ms(half_period);</text:p>
      <text:p text:style-name="P2"/>
      <text:p text:style-name="P1">leds[<text:span text:style-name="T2">1</text:span>].on();</text:p>
      <text:p text:style-name="P1">delay.delay_ms(half_period);</text:p>
      <text:p text:style-name="P1">leds[<text:span text:style-name="T2">1</text:span>].off();</text:p>
      <text:p text:style-name="P1">delay.delay_ms(half_period);</text:p>
      <text:p text:style-name="P2"/>
      <text:p text:style-name="P1">leds[<text:span text:style-name="T2">7</text:span>].on();</text:p>
      <text:p text:style-name="P1">delay.delay_ms(half_period);</text:p>
      <text:p text:style-name="P1">leds[<text:span text:style-name="T2">7</text:span>].off();</text:p>
      <text:p text:style-name="P1">delay.delay_ms(half_period);</text:p>
      <text:p text:style-name="P2"/>
      <text:p text:style-name="P1">leds[<text:span text:style-name="T2">4</text:span>].on();</text:p>
      <text:p text:style-name="P1">delay.delay_ms(half_period);</text:p>
      <text:p text:style-name="P1">leds[<text:span text:style-name="T2">4</text:span>].off();</text:p>
      <text:p text:style-name="P1">delay.delay_ms(half_period);</text:p>
      <text:p text:style-name="P1">leds[<text:span text:style-name="T2">3</text:span>].on();</text:p>
      <text:p text:style-name="P1">delay.delay_ms(half_period);</text:p>
      <text:p text:style-name="P1">leds[<text:span text:style-name="T2">3</text:span>].off();</text:p>
      <text:p text:style-name="P1">delay.delay_ms(half_period);</text:p>
      <text:p text:style-name="P1">leds[<text:span text:style-name="T2">5</text:span>].on();</text:p>
      <text:p text:style-name="P1">delay.delay_ms(half_period);</text:p>
      <text:p text:style-name="P1">leds[<text:span text:style-name="T2">5</text:span>].off();</text:p>
      <text:p text:style-name="P1">delay.delay_ms(half_period);</text:p>
      <text:p text:style-name="P1">}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3:45:05.247949735</meta:creation-date>
    <dc:date>2019-12-28T23:45:48.326615583</dc:date>
    <meta:editing-duration>PT51S</meta:editing-duration>
    <meta:editing-cycles>1</meta:editing-cycles>
    <meta:document-statistic meta:table-count="0" meta:image-count="0" meta:object-count="0" meta:page-count="1" meta:paragraph-count="35" meta:word-count="55" meta:character-count="697" meta:non-whitespace-character-count="677"/>
    <meta:generator>LibreOffice/6.0.7.3$Linux_X86_64 LibreOffice_project/00m0$Build-3</meta:generator>
  </office:meta>
</office:document-meta>
</file>